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c3002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paragraph-rsid="000c3002" style:font-style-asian="normal" style:font-weight-asian="normal" style:font-style-complex="normal" style:font-weight-complex="normal"/>
    </style:style>
    <style:style style:name="T1" style:family="text">
      <style:text-properties officeooo:rsid="000c3002"/>
    </style:style>
    <style:style style:name="T2" style:family="text">
      <style:text-properties style:text-underline-style="none" officeooo:rsid="000c3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text:tab/></text:span><text:span text:style-name="T1">Gebräuchliche Bussysteme</text:span></text:p>
      <text:p text:style-name="P1"><text:span text:style-name="T1"/></text:p>
      <text:p text:style-name="P2"><text:span text:style-name="T1">PCI-Bus: Siehe Bild</text:span></text:p>
      <text:p text:style-name="P2"><text:span text:style-name="T1"/></text:p>
      <text:p text:style-name="P2"><text:span text:style-name="T1"/></text:p>
      <text:p text:style-name="P2"><text:span text:style-name="T1">Merkmale:</text:span></text:p>
      <text:p text:style-name="P2"><text:span text:style-name="T1"/></text:p>
      <text:p text:style-name="P2"><text:span text:style-name="T1">- Paralleler CPU unabhängiger BUS</text:span></text:p>
      <text:p text:style-name="P2"><text:span text:style-name="T1">- Maximal 8 Devices (Bestückter Slot 2 Devices)</text:span></text:p>
      <text:p text:style-name="P2"><text:span text:style-name="T1">- Erweiterung über PCI-Brücken</text:span></text:p>
      <text:p text:style-name="P2"><text:span text:style-name="T1">- Arbeitet im Zeit-Multiplex Verfahren</text:span></text:p>
      <text:p text:style-name="P2"><text:span text:style-name="T1">- Unterstüzt PnP</text:span></text:p>
      <text:p text:style-name="P2"><text:span text:style-name="T1">- Unterstüzt Bus Mastering</text:span></text:p>
      <text:p text:style-name="P2"><text:span text:style-name="T1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2:18:33.88</meta:creation-date>
    <dc:date>2013-01-28T18:54:16.62</dc:date>
    <meta:editing-duration>PT5H49M56S</meta:editing-duration>
    <meta:editing-cycles>1</meta:editing-cycles>
    <meta:document-statistic meta:table-count="0" meta:image-count="0" meta:object-count="0" meta:page-count="1" meta:paragraph-count="10" meta:word-count="36" meta:character-count="249" meta:non-whitespace-character-count="217"/>
    <meta:generator>LibreOffice/3.6$Windows_x86 LibreOffice_project/2ef5aff-a6fb0ff-166bdff-cf087ad-0f1389</meta:generator>
  </office:meta>
</office:document-meta>
</file>